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49"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50" style:family="paragraph" style:parent-style-name="Table_20_Contents">
      <style:paragraph-properties fo:text-align="center" style:justify-single-word="false"/>
      <style:text-properties officeooo:rsid="0042eb48" officeooo:paragraph-rsid="0099f670"/>
    </style:style>
    <style:style style:name="P51"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55"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56"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58" style:family="paragraph" style:parent-style-name="Standard">
      <style:text-properties officeooo:paragraph-rsid="00422ae8"/>
    </style:style>
    <style:style style:name="P59" style:family="paragraph" style:parent-style-name="Standard">
      <style:text-properties officeooo:rsid="009a82cb" officeooo:paragraph-rsid="009a82cb"/>
    </style:style>
    <style:style style:name="P60" style:family="paragraph" style:parent-style-name="Standard">
      <style:paragraph-properties fo:orphans="2" fo:widows="2" style:writing-mode="lr-tb"/>
    </style:style>
    <style:style style:name="P61" style:family="paragraph" style:parent-style-name="Heading_20_1" style:master-page-name="First_20_Page">
      <style:paragraph-properties style:page-number="auto"/>
    </style:style>
    <style:style style:name="P62" style:family="paragraph" style:parent-style-name="Heading_20_1">
      <style:paragraph-properties fo:break-before="page"/>
    </style:style>
    <style:style style:name="P63" style:family="paragraph" style:parent-style-name="Heading_20_3">
      <style:paragraph-properties fo:margin-top="0.0791in" fo:margin-bottom="0.0791in" style:contextual-spacing="false"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4" style:family="paragraph" style:parent-style-name="Heading_20_4">
      <style:text-properties officeooo:rsid="0061da82" officeooo:paragraph-rsid="0061da82"/>
    </style:style>
    <style:style style:name="P65" style:family="paragraph" style:parent-style-name="Heading_20_4">
      <style:text-properties officeooo:rsid="002864f2" officeooo:paragraph-rsid="002864f2"/>
    </style:style>
    <style:style style:name="P66" style:family="paragraph" style:parent-style-name="Heading_20_4">
      <style:text-properties officeooo:rsid="002764ad" officeooo:paragraph-rsid="002764ad"/>
    </style:style>
    <style:style style:name="P67" style:family="paragraph" style:parent-style-name="Heading_20_4">
      <style:text-properties officeooo:paragraph-rsid="00227e7c"/>
    </style:style>
    <style:style style:name="P68" style:family="paragraph" style:parent-style-name="Heading_20_4">
      <style:text-properties officeooo:rsid="003d9829" officeooo:paragraph-rsid="003d9829"/>
    </style:style>
    <style:style style:name="P69" style:family="paragraph" style:parent-style-name="Heading_20_4">
      <style:text-properties officeooo:rsid="008488b0" officeooo:paragraph-rsid="0099f670"/>
    </style:style>
    <style:style style:name="P70" style:family="paragraph" style:parent-style-name="Heading_20_4">
      <style:text-properties officeooo:rsid="00890d8f" officeooo:paragraph-rsid="00890d8f"/>
    </style:style>
    <style:style style:name="P71" style:family="paragraph" style:parent-style-name="Standard" style:list-style-name="L1">
      <style:text-properties officeooo:paragraph-rsid="0031f2b1"/>
    </style:style>
    <style:style style:name="P72" style:family="paragraph" style:parent-style-name="Standard" style:list-style-name="L1">
      <style:text-properties style:font-name="Times New Roman" officeooo:rsid="0061da82" officeooo:paragraph-rsid="0061da82"/>
    </style:style>
    <style:style style:name="P73" style:family="paragraph" style:parent-style-name="Standard" style:list-style-name="L1">
      <style:text-properties style:font-name="Times New Roman"/>
    </style:style>
    <style:style style:name="P74" style:family="paragraph" style:parent-style-name="Standard" style:list-style-name="L2"/>
    <style:style style:name="P75" style:family="paragraph" style:parent-style-name="Standard" style:list-style-name="L3">
      <style:text-properties officeooo:rsid="0063785a" officeooo:paragraph-rsid="0063785a"/>
    </style:style>
    <style:style style:name="P76" style:family="paragraph" style:parent-style-name="Standard" style:list-style-name="L3">
      <style:text-properties officeooo:rsid="0065410a" officeooo:paragraph-rsid="0065410a"/>
    </style:style>
    <style:style style:name="P77" style:family="paragraph">
      <loext:graphic-properties draw:fill="solid" draw:fill-color="#c0c0c0" draw:opacity="50%"/>
      <style:text-properties style:font-name="Times New Roman1"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9a82cb"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2"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en" fo:country="US" style:font-name-asian="Times New Roman1" style:font-name-complex="Times New Roman1" style:font-size-complex="12pt" style:language-complex="ar" style:country-complex="SA"/>
    </style:style>
    <style:style style:name="T14" style:family="text">
      <style:text-properties style:use-window-font-color="true" loext:opacity="0%" fo:language="en" fo:country="US" officeooo:rsid="009fc799" style:font-name-asian="Times New Roman1" style:font-name-complex="Times New Roman1" style:font-size-complex="12pt" style:language-complex="ar" style:country-complex="SA"/>
    </style:style>
    <style:style style:name="T15" style:family="text">
      <style:text-properties officeooo:rsid="00422ae8"/>
    </style:style>
    <style:style style:name="T16" style:family="text">
      <style:text-properties officeooo:rsid="001e7891"/>
    </style:style>
    <style:style style:name="T17" style:family="text">
      <style:text-properties officeooo:rsid="001fea14"/>
    </style:style>
    <style:style style:name="T18" style:family="text">
      <style:text-properties officeooo:rsid="002f93b8"/>
    </style:style>
    <style:style style:name="T19" style:family="text">
      <style:text-properties officeooo:rsid="00215b57"/>
    </style:style>
    <style:style style:name="T20" style:family="text">
      <style:text-properties officeooo:rsid="00224ed1"/>
    </style:style>
    <style:style style:name="T21" style:family="text">
      <style:text-properties officeooo:rsid="002474f0"/>
    </style:style>
    <style:style style:name="T22" style:family="text">
      <style:text-properties officeooo:rsid="003528e2"/>
    </style:style>
    <style:style style:name="T23" style:family="text">
      <style:text-properties officeooo:rsid="003a2b92"/>
    </style:style>
    <style:style style:name="T24" style:family="text">
      <style:text-properties officeooo:rsid="00257083"/>
    </style:style>
    <style:style style:name="T25" style:family="text">
      <style:text-properties style:text-underline-style="solid" style:text-underline-width="auto" style:text-underline-color="font-color"/>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33b918"/>
    </style:style>
    <style:style style:name="T35" style:family="text">
      <style:text-properties officeooo:rsid="0035d152"/>
    </style:style>
    <style:style style:name="T36" style:family="text">
      <style:text-properties officeooo:rsid="00391f4f"/>
    </style:style>
    <style:style style:name="T37" style:family="text">
      <style:text-properties officeooo:rsid="00429416"/>
    </style:style>
    <style:style style:name="T38" style:family="text">
      <style:text-properties officeooo:rsid="00455921"/>
    </style:style>
    <style:style style:name="T39" style:family="text">
      <style:text-properties officeooo:rsid="00499be0"/>
    </style:style>
    <style:style style:name="T40" style:family="text">
      <style:text-properties officeooo:rsid="005ac7db"/>
    </style:style>
    <style:style style:name="T41" style:family="text">
      <style:text-properties officeooo:rsid="0061e852"/>
    </style:style>
    <style:style style:name="T42" style:family="text">
      <style:text-properties officeooo:rsid="0063785a"/>
    </style:style>
    <style:style style:name="T43" style:family="text">
      <style:text-properties officeooo:rsid="0065410a"/>
    </style:style>
    <style:style style:name="T44" style:family="text">
      <style:text-properties officeooo:rsid="006692ac"/>
    </style:style>
    <style:style style:name="T45" style:family="text">
      <style:text-properties officeooo:rsid="006e1576"/>
    </style:style>
    <style:style style:name="T46" style:family="text">
      <style:text-properties officeooo:rsid="006efa07"/>
    </style:style>
    <style:style style:name="T47" style:family="text">
      <style:text-properties officeooo:rsid="00735763"/>
    </style:style>
    <style:style style:name="T48" style:family="text">
      <style:text-properties officeooo:rsid="004109d5"/>
    </style:style>
    <style:style style:name="T49" style:family="text">
      <style:text-properties officeooo:rsid="00799879"/>
    </style:style>
    <style:style style:name="T50" style:family="text">
      <style:text-properties style:text-position="sub 58%" officeooo:rsid="00799879"/>
    </style:style>
    <style:style style:name="T51" style:family="text">
      <style:text-properties style:text-position="sub 58%" officeooo:rsid="007b599a"/>
    </style:style>
    <style:style style:name="T52" style:family="text">
      <style:text-properties style:text-position="sub 58%" officeooo:rsid="008ca65b"/>
    </style:style>
    <style:style style:name="T53" style:family="text">
      <style:text-properties style:text-position="sub 58%" style:font-name="Times New Roman1" officeooo:rsid="008ca65b" style:font-name-asian="Times New Roman1" style:font-name-complex="Times New Roman1"/>
    </style:style>
    <style:style style:name="T54" style:family="text">
      <style:text-properties style:text-position="sub 58%" officeooo:rsid="008ca65b" style:font-name-asian="Times New Roman1" style:font-name-complex="Times New Roman1"/>
    </style:style>
    <style:style style:name="T55" style:family="text">
      <style:text-properties style:text-position="sub 58%" officeooo:rsid="0093c30a" style:font-name-asian="Times New Roman1" style:font-name-complex="Times New Roman1"/>
    </style:style>
    <style:style style:name="T56" style:family="text">
      <style:text-properties officeooo:rsid="007b599a"/>
    </style:style>
    <style:style style:name="T57" style:family="text">
      <style:text-properties officeooo:rsid="007d81ae"/>
    </style:style>
    <style:style style:name="T58" style:family="text">
      <style:text-properties officeooo:rsid="0081ebd0"/>
    </style:style>
    <style:style style:name="T59" style:family="text">
      <style:text-properties officeooo:rsid="0083c320"/>
    </style:style>
    <style:style style:name="T60" style:family="text">
      <style:text-properties officeooo:rsid="00857ca1"/>
    </style:style>
    <style:style style:name="T61" style:family="text">
      <style:text-properties officeooo:rsid="008750ed"/>
    </style:style>
    <style:style style:name="T62" style:family="text">
      <style:text-properties officeooo:rsid="00890d8f"/>
    </style:style>
    <style:style style:name="T63" style:family="text">
      <style:text-properties officeooo:rsid="008ab6bd"/>
    </style:style>
    <style:style style:name="T64" style:family="text">
      <style:text-properties officeooo:rsid="008ca65b"/>
    </style:style>
    <style:style style:name="T65" style:family="text">
      <style:text-properties officeooo:rsid="008d6e8c"/>
    </style:style>
    <style:style style:name="T66" style:family="text">
      <style:text-properties officeooo:rsid="008eaa18"/>
    </style:style>
    <style:style style:name="T67" style:family="text">
      <style:text-properties officeooo:rsid="004ab16e"/>
    </style:style>
    <style:style style:name="T68" style:family="text">
      <style:text-properties officeooo:rsid="00909d28"/>
    </style:style>
    <style:style style:name="T69" style:family="text">
      <style:text-properties style:font-name="Times New Roman1" officeooo:rsid="008ca65b" style:font-name-asian="Times New Roman1" style:font-name-complex="Times New Roman1"/>
    </style:style>
    <style:style style:name="T70" style:family="text">
      <style:text-properties style:text-position="0% 100%" officeooo:rsid="008ca65b" style:font-name-asian="Times New Roman1" style:font-name-complex="Times New Roman1"/>
    </style:style>
    <style:style style:name="T71" style:family="text">
      <style:text-properties officeooo:rsid="00935dc0"/>
    </style:style>
    <style:style style:name="T72" style:family="text">
      <style:text-properties officeooo:rsid="0093b558"/>
    </style:style>
    <style:style style:name="T73" style:family="text">
      <style:text-properties officeooo:rsid="0093c30a"/>
    </style:style>
    <style:style style:name="T74" style:family="text">
      <style:text-properties officeooo:rsid="00946aa9"/>
    </style:style>
    <style:style style:name="T75" style:family="text">
      <style:text-properties officeooo:rsid="0095e2e4"/>
    </style:style>
    <style:style style:name="T76" style:family="text">
      <style:text-properties officeooo:rsid="0096b447"/>
    </style:style>
    <style:style style:name="T77" style:family="text">
      <style:text-properties officeooo:rsid="009884b8"/>
    </style:style>
    <style:style style:name="T78" style:family="text">
      <style:text-properties officeooo:rsid="009989e3"/>
    </style:style>
    <style:style style:name="T79" style:family="text">
      <style:text-properties officeooo:rsid="008ca65b" style:font-name-asian="Times New Roman1" style:font-name-complex="Times New Roman1"/>
    </style:style>
    <style:style style:name="T80" style:family="text">
      <style:text-properties officeooo:rsid="009a82cb"/>
    </style:style>
    <style:style style:name="T81" style:family="text">
      <style:text-properties officeooo:rsid="009b3b48"/>
    </style:style>
    <style:style style:name="T82" style:family="text">
      <style:text-properties officeooo:rsid="009c67fb"/>
    </style:style>
    <style:style style:name="T83" style:family="text">
      <style:text-properties officeooo:rsid="009fb2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3">U</text:span>nique Node I<text:span text:style-name="T16">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6">E</text:span>vent <text:span text:style-name="T16">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7">the manufacturer or user</text:span> define<text:span text:style-name="T17">s</text:span> are <text:span text:style-name="T25">required</text:span> to be within a Node ID space that <text:span text:style-name="T17">the manufacturer or user</text:span> control<text:span text:style-name="T17">s</text:span>. <text:s/>The low two bytes <text:span text:style-name="T18">can</text:span> be any number, so long as each value <text:span text:style-name="T17">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text:span text:style-name="T18">can </text:span>be from real nodes <text:span text:style-name="T18">which a user</text:span> own<text:span text:style-name="T18">s</text:span>. <text:s/></text:p>
      <text:p text:style-name="Standard"><text:span text:style-name="T18">A</text:span> software configuration tool might define events and assign Event Identifiers to them. <text:s/>A board manufacturer may prefer <text:span text:style-name="T18">a</text:span> pushbutton configuration process. <text:s/>A modular club may decide that certain events form the “boundaries” of modules, and need to be assigned <text:span text:style-name="T22">W</text:span>ell-<text:span text:style-name="T22">K</text:span>nown Event Identifiers to make it easier to create large modular layouts. <text:s/>Whatever the method, the Event Identifiers need to be globally unique, <text:span text:style-name="T19">which</text:span> <text:span text:style-name="T19">is </text:span>ensure<text:span text:style-name="T19">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5">not</text:span><text:span text:style-name="T27"> be used for a </text:span><text:span text:style-name="T10">different</text:span><text:span text:style-name="T27"> purpose or meaning. <text:s/>This is because the meaning and its use is </text:span><text:span text:style-name="T25">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9">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8">portion</text:span>, to do this. <text:s/><text:span text:style-name="T19">I</text:span>f a manufacturer had a range of Node IDs that included at least 12.34.56.78.9A.00 through 12.34.56.78.9A.FF (in other words, all possible values of the low byte), <text:span text:style-name="T19">t</text:span>he<text:span text:style-name="T19">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2">used</text:span>, because the node ID range is guaranteed to belong to the manufacturer, and <text:span text:style-name="T20">t</text:span>he<text:span text:style-name="T20">y</text:span> <text:span text:style-name="T18">wi</text:span>ll use it only once <text:span text:style-name="T32">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2"><text:soft-page-break/>The CAN Physical <text:span text:style-name="T41">Layer </text:span>Standard, which <text:span text:style-name="T41">specifies the physical layer for transporting OpenLCB-CAN frames.</text:span></text:p>
        </text:list-item>
        <text:list-item>
          <text:p text:style-name="P73">The Message Network Standard, which <text:span text:style-name="T26">defines the basic messages and how they interact. Higher-level protocols are based on this message network, but are defined elsewhere.</text:span></text:p>
        </text:list-item>
        <text:list-item>
          <text:p text:style-name="P71">The Event Transport Standard, which defines the protocol for transporting events.</text:p>
        </text:list-item>
        <text:list-item>
          <text:p text:style-name="P71">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4">E</text:span>vent <text:span text:style-name="T34">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4">E</text:span>vent <text:span text:style-name="T34">I</text:span>dentifiers, the Well-Known Automatically Routed <text:span text:style-name="T34">E</text:span>vent <text:span text:style-name="T34">I</text:span>dentifiers are explicitly defined by the Event Identifiers Standard for a specific purpose. <text:s/>Additionally, gateways are required to route these events to all segments.</text:p>
      <text:p text:style-name="P25">Note <text:span text:style-name="T23">a change</text:span> that it is not specified whether or not the <text:span text:style-name="T21">W</text:span>ell-<text:span text:style-name="T21">K</text:span>nown <text:span text:style-name="T21">A</text:span>utomatically <text:span text:style-name="T21">R</text:span>outed events <text:s/>participate in producer/consumer identify. <text:s/>The primary purpose of the producer/consumer identify is to pair consumers with produces, especially for the purpose of routing between OpenLCB segments. <text:s/>Since these <text:span text:style-name="T21">W</text:span>ell-<text:span text:style-name="T21">K</text:span>nown <text:span text:style-name="T21">A</text:span>utomatically-<text:span text:style-name="T21">R</text:span>outed events must always be routed, it could be argued that the identify events <text:s/>for these <text:span text:style-name="T22">W</text:span>ell-<text:span text:style-name="T22">K</text:span>nown Event Identifiers<text:span text:style-name="T23"> are redundant, but are retained for symmetry</text:span>.</text:p>
      <text:p text:style-name="P21">Though not explicitly required, it would be prudent for a manufacture to identify in a product<text:span text:style-name="T32">'</text:span>s documentation as to <text:span text:style-name="T32">which</text:span> Well-Known Automatically Routed events it produces and consumes, <text:s/>and <text:span text:style-name="T23">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22">E</text:span>vent <text:span text:style-name="T22">I</text:span>dentifier (01.00.00.00.00.00.FF.FF) is a request for a node to de-energize all of its outputs. <text:s/>A node receiving this event may continue to remain a powered participant of the OpenLCB bus, but <text:span text:style-name="T24">may</text:span> de-energize any outputs unrelated to maintaining OpenLCB communications. <text:s/><text:span text:style-name="T24">The meaning of de-energize is not prescribed for any given node, it is up to the node manufacturer and/or user to prescribe what, if anything, should happen in the node if it receives this event. <text:s/></text:span>For example:</text:p>
      <text:list xml:id="list8986444" text:style-name="L2">
        <text:list-item>
          <text:p text:style-name="P74"><text:soft-page-break/>If the node is a DCC <text:span text:style-name="T22">P</text:span>ower <text:span text:style-name="T22">Station</text:span>, it <text:span text:style-name="T24">might </text:span>disable its amplified DCC output.</text:p>
        </text:list-item>
        <text:list-item>
          <text:p text:style-name="P74">If the node is an accessory controlling turnout motors, it <text:span text:style-name="T24">might</text:span>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5">E</text:span>vent <text:span text:style-name="T35">I</text:span>dentifier (01.00.00.00.00.00.FF.FD) is a request for a node to command all of its outputs to a safe state. <text:s/>A node receiving this event is not required to de-energize any of its outputs. <text:s/><text:span text:style-name="T24">The meaning of “safe state” is not prescribed for any given node, it is up to the node manufacturer and/or user to prescribe what, if anything, should happen in the node if it receives this event</text:span>. <text:s/>For example:</text:p>
      <text:list xml:id="list90005689308798" text:continue-numbering="true" text:style-name="L2">
        <text:list-item>
          <text:p text:style-name="P74">If the node is acting on behalf of one or more DCC trains, it m<text:span text:style-name="T24">ight</text:span> send the global emergency stop command onto the DCC signal bus.</text:p>
        </text:list-item>
        <text:list-item>
          <text:p text:style-name="P74">If the node is an accessory controlling turnout motors, it m<text:span text:style-name="T24">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4" text:outline-level="4"><text:bookmark-start text:name="__RefHeading___Toc13904_1060902120"/><text:span text:style-name="T45">Power Supply </text:span>Brownout Detected<text:bookmark-end text:name="__RefHeading___Toc13904_1060902120"/></text:h>
      <text:p text:style-name="P33">The <text:span text:style-name="T45">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5">Power Supply</text:span> Brownout Detected <text:span text:style-name="T45">(standard)</text:span> Event Identifier (01.00.00.00.00.00.FF.F0) may optionally be sent by a node in the case where the node detects a low voltage condition that crosses the threshold <text:span text:style-name="T45">required by any relevant OpenLCB S</text:span>tandard<text:span text:style-name="T41">.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ext:soft-page-break/>The exact time at which these events are sent is not specified and left up to the node’<text:span text:style-name="T47">s</text:span> designer. A number of possible options might be considered, <text:span text:style-name="T42">which are not necessarily mutually exclusive</text:span>. For example:</text:p>
      <text:list text:style-name="L3">
        <text:list-item>
          <text:p text:style-name="P75">The event may be sent immediate<text:span text:style-name="T43">ly</text:span>. Because the node is in a brownout state, it is reasonable <text:span text:style-name="T43">not </text:span>to assume that the event actually get<text:span text:style-name="T43">s</text:span> sent successfully and observed by other nodes in the network.</text:p>
        </text:list-item>
        <text:list-item>
          <text:p text:style-name="P76">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6">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4">interpreted and </text:span>presented to a user. The <text:span text:style-name="T44">intent</text:span> is that these two events, when observed, <text:span text:style-name="T44">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6">The trade-off between false positive and false negative detection of brownout conditions is left up to an individual node’s designer(s).</text:span></text:p>
      <text:h text:style-name="P65" text:outline-level="4"><text:bookmark-start text:name="__RefHeading___Toc13906_1060902120"/>Other Well-Known Automatically Routed<text:bookmark-end text:name="__RefHeading___Toc13906_1060902120"/></text:h>
      <text:p text:style-name="P24">Other <text:span text:style-name="T31">Well-Known Automatically Routed Event Identifiers not discussed here have their uses prescribed and/or discussed elsewhere. <text:s/>No assumptions should be made about </text:span><text:span text:style-name="T5">the</text:span><text:span text:style-name="T31">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text:span text:style-name="T83">r</text:span> to identify in a product<text:span text:style-name="T36">'</text:span>s documentation as to <text:span text:style-name="T32">which</text:span> Well-Known events it produces and consumes and <text:span text:style-name="T23">what are </text:span>the resulting actions it takes when these events occur.</text:p>
      <text:p text:style-name="P59">The following sections provide commentary to individual allocations in this table. 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p>
      <text:h text:style-name="P66" text:outline-level="4"><text:bookmark-start text:name="__RefHeading___Toc13910_1060902120"/><text:soft-page-break/>Duplicate Node ID<text:bookmark-end text:name="__RefHeading___Toc13910_1060902120"/></text:h>
      <text:p text:style-name="P22">The <text:span text:style-name="T30">Duplicate Node ID Detected event would typically be sent by a node that receives a packet from another node containing its own unique Node ID. <text:s/>The production of this event by a node is not explicitly required.</text:span></text:p>
      <text:h text:style-name="P67"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9">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P68"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span text:style-name="T64">A</text:span><text:span text:style-name="T52">7</text:span><text:span text:style-name="T64">A</text:span><text:span text:style-name="T52">6</text:span><text:span text:style-name="T64">A</text:span><text:span text:style-name="T52">5</text:span><text:span text:style-name="T64">A</text:span><text:span text:style-name="T52">4</text:span><text:span text:style-name="T64">A</text:span><text:span text:style-name="T52">3</text:span><text:span text:style-name="T64">A</text:span><text:span text:style-name="T52">2</text:span></text:p>
          </table:table-cell>
          <table:table-cell table:style-name="Table2.A2" office:value-type="string">
            <text:p text:style-name="P16">0b1<text:span text:style-name="T69">Ā</text:span><text:span text:style-name="T53">10</text:span><text:span text:style-name="T69">Ā</text:span><text:span text:style-name="T53">9</text:span><text:span text:style-name="T69">Ā</text:span><text:span text:style-name="T53">8</text:span><text:span text:style-name="T69">DA</text:span><text:span text:style-name="T53">1</text:span><text:span text:style-name="T69">A</text:span><text:span text:style-name="T53">0</text:span><text:span text:style-name="T69">R</text:span></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7">in 1's complement form</text:span>. <text:s/>Bits 2 down to <text:span text:style-name="T64">1</text:span> are the <text:span text:style-name="T64">2</text:span> least significant bits of the address. <text:s/>Bit 3 is set for active, clear for inactive. <text:span text:style-name="T64">Bit 0 is used to distinguish between a pair of outputs.</text:span></text:p>
          </table:table-cell>
          <table:table-cell table:style-name="Table2.C2" office:value-type="string">
            <text:p text:style-name="P13"/>
          </table:table-cell>
        </table:table-row>
      </table:table>
      <text:p text:style-name="P12"/>
      <text:p text:style-name="P15">The <text:span text:style-name="T15">A</text:span>ccessory <text:span text:style-name="T15">D</text:span>ecoder address <text:span text:style-name="T64">is 11 bits in the form of A</text:span><text:span text:style-name="T52">10</text:span><text:span text:style-name="T64">..A</text:span><text:span text:style-name="T52">0</text:span><text:span text:style-name="T64">. </text:span><text:span text:style-name="T71">The pair bit </text:span><text:span text:style-name="T8">‘R’ adds a 12</text:span><text:span text:style-name="T12">th</text:span><text:span text:style-name="T8"> least significant address bit.</text:span><text:span text:style-name="T15"> Though the </text:span><text:span text:style-name="T69">Ā</text:span><text:span text:style-name="T53">10</text:span><text:span text:style-name="T69">Ā</text:span><text:span text:style-name="T53">9</text:span><text:span text:style-name="T69">Ā</text:span><text:span text:style-name="T53">8</text:span><text:span text:style-name="T15"> address bits are in 1's complement form under the DCC standards, they are in standard non 1's complement form in OpenLCB format.</text:span></text:p>
      <text:p text:style-name="P11"><text:soft-page-break/>By convention, most DCC <text:span text:style-name="T15">Ac</text:span>cessory <text:span text:style-name="T15">D</text:span>ecoders couple two outputs together to form an output pair, and use the least significant address bit <text:span text:style-name="T4">‘</text:span><text:span text:style-name="T65">R</text:span><text:span text:style-name="T6">’</text:span><text:span text:style-name="T65"> </text:span>to <text:span text:style-name="T15">select the direction of travel for the output pair as a whole. <text:s/>In this mode, the active/inactive bit </text:span><text:span text:style-name="T7">‘</text:span><text:span text:style-name="T65">D</text:span><text:span text:style-name="T6">’</text:span><text:span text:style-name="T15"> is always sent as set </text:span><text:span text:style-name="T72">(activate) </text:span><text:span text:style-name="T15">or ignored altogether by the DCC decoder. <text:s/>The effective address space is cut in half (max of 2048 addresses).</text:span></text:p>
      <text:p text:style-name="P58"><text:span text:style-name="T15">There is some ambiguity </text:span><text:span text:style-name="T77">between DCC systems in the market </text:span><text:span text:style-name="T15">in how the 1-204</text:span><text:span text:style-name="T65">8</text:span><text:span text:style-name="T15"> addresses that most DCC users are familiar with </text:span><text:span text:style-name="T39">translate </text:span><text:span text:style-name="T15">to the bit level addresses </text:span><text:span text:style-name="T65">sent over the rails</text:span><text:span text:style-name="T15">. <text:s/>There are generally two schemes that are deployed. </text:span><text:span text:style-name="T65">The NMRA S-9.2.1 DCC standard defines these as Linear and Non-Linear.</text:span><text:span text:style-name="T38"> It is not prescribed how the OpenLCB user interfaces map</text:span><text:span text:style-name="T65">s</text:span><text:span text:style-name="T38"> to the bit level events, </text:span><text:span text:style-name="T65">however the NMRA S-9.2.1 DCC Standard requires the Linear scheme be used in all new designs</text:span><text:span text:style-name="T38">.</text:span></text:p>
      <table:table table:name="Table3" table:style-name="Table3">
        <table:table-column table:style-name="Table3.A"/>
        <table:table-column table:style-name="Table3.B" table:number-columns-repeated="2"/>
        <table:table-header-rows>
          <table:table-row>
            <table:table-cell table:style-name="Table3.A1" table:number-rows-spanned="2" office:value-type="string">
              <text:p text:style-name="P27">User Address</text:p>
            </table:table-cell>
            <table:table-cell table:style-name="Table3.B1" table:number-columns-spanned="2" office:value-type="string">
              <text:p text:style-name="P26"><text:span text:style-name="T73">Linear </text:span><text:span text:style-name="T78">Addressing Scheme</text:span></text:p>
            </table:table-cell>
            <table:covered-table-cell/>
          </table:table-row>
          <table:table-row>
            <table:covered-table-cell table:style-name="Table3.A1"/>
            <table:table-cell table:style-name="Table3.B2" office:value-type="string">
              <text:p text:style-name="P26">DCC Format</text:p>
            </table:table-cell>
            <table:table-cell table:style-name="Table3.C2" office:value-type="string">
              <text:p text:style-name="P27">OpenLCB Format</text:p>
            </table:table-cell>
          </table:table-row>
        </table:table-header-rows>
        <table:table-row>
          <table:table-cell table:style-name="Table3.B2" office:value-type="string">
            <text:p text:style-name="P50">Reference</text:p>
          </table:table-cell>
          <table:table-cell table:style-name="Table3.B3" office:value-type="string">
            <text:p text:style-name="P51"><text:span text:style-name="T73">0b</text:span><text:span text:style-name="T79">Ā</text:span><text:span text:style-name="T54">10</text:span><text:span text:style-name="T79">Ā</text:span><text:span text:style-name="T54">9</text:span><text:span text:style-name="T79">Ā</text:span><text:span text:style-name="T54">8</text:span><text:span text:style-name="T64">A</text:span><text:span text:style-name="T52">7</text:span><text:span text:style-name="T64">A</text:span><text:span text:style-name="T52">6</text:span><text:span text:style-name="T64">A</text:span><text:span text:style-name="T52">5</text:span><text:span text:style-name="T64">A</text:span><text:span text:style-name="T52">4</text:span><text:span text:style-name="T64">A</text:span><text:span text:style-name="T52">3</text:span><text:span text:style-name="T64">A</text:span><text:span text:style-name="T52">2</text:span><text:span text:style-name="T79">A</text:span><text:span text:style-name="T54">1</text:span><text:span text:style-name="T79">A</text:span><text:span text:style-name="T54">0</text:span><text:span text:style-name="T73">R</text:span></text:p>
          </table:table-cell>
          <table:table-cell table:style-name="Table3.C3" office:value-type="string">
            <text:p text:style-name="P51"><text:span text:style-name="T73">0b</text:span><text:span text:style-name="T70">A</text:span><text:span text:style-name="T55">10</text:span><text:span text:style-name="T70">A</text:span><text:span text:style-name="T55">9</text:span><text:span text:style-name="T70">A</text:span><text:span text:style-name="T55">8</text:span><text:span text:style-name="T64">A</text:span><text:span text:style-name="T52">7</text:span><text:span text:style-name="T64">A</text:span><text:span text:style-name="T52">6</text:span><text:span text:style-name="T64">A</text:span><text:span text:style-name="T52">5</text:span><text:span text:style-name="T64">A</text:span><text:span text:style-name="T52">4</text:span><text:span text:style-name="T64">A</text:span><text:span text:style-name="T52">3</text:span><text:span text:style-name="T64">A</text:span><text:span text:style-name="T52">2</text:span><text:span text:style-name="T79">A</text:span><text:span text:style-name="T54">1</text:span><text:span text:style-name="T79">A</text:span><text:span text:style-name="T54">0</text:span><text:span text:style-name="T73">R</text:span></text:p>
          </table:table-cell>
        </table:table-row>
        <table:table-row>
          <table:table-cell table:style-name="Table3.A4" office:value-type="string">
            <text:p text:style-name="P54">1 (<text:span text:style-name="T78">reverse</text:span>)</text:p>
          </table:table-cell>
          <table:table-cell table:style-name="Table3.B3" office:value-type="string">
            <text:p text:style-name="P52">0b11100000100<text:span text:style-name="T78">0</text:span></text:p>
          </table:table-cell>
          <table:table-cell table:style-name="Table3.C4" office:value-type="string">
            <text:p text:style-name="P52">0b00000000100<text:span text:style-name="T78">0</text:span></text:p>
          </table:table-cell>
        </table:table-row>
        <table:table-row>
          <table:table-cell table:style-name="Table3.A5" office:value-type="string">
            <text:p text:style-name="P54">1 (<text:span text:style-name="T78">normal</text:span>)</text:p>
          </table:table-cell>
          <table:table-cell table:style-name="Table3.B5" office:value-type="string">
            <text:p text:style-name="P52">0b11100000100<text:span text:style-name="T78">1</text:span></text:p>
          </table:table-cell>
          <table:table-cell table:style-name="Table3.C5" office:value-type="string">
            <text:p text:style-name="P52">0b00000000100<text:span text:style-name="T78">1</text:span></text:p>
          </table:table-cell>
        </table:table-row>
        <table:table-row>
          <table:table-cell table:style-name="Table3.A6" office:value-type="string">
            <text:p text:style-name="P48">…</text:p>
          </table:table-cell>
          <table:table-cell table:style-name="Table3.B6" office:value-type="string">
            <text:p text:style-name="P49">…</text:p>
          </table:table-cell>
          <table:table-cell table:style-name="Table3.C6" office:value-type="string">
            <text:p text:style-name="P49">…</text:p>
          </table:table-cell>
        </table:table-row>
        <table:table-row>
          <table:table-cell table:style-name="Table3.A4" office:value-type="string">
            <text:p text:style-name="P56"><text:span text:style-name="T74">204</text:span><text:span text:style-name="T76">4</text:span></text:p>
          </table:table-cell>
          <table:table-cell table:style-name="Table3.B3" office:value-type="string">
            <text:p text:style-name="P53">0b<text:span text:style-name="T40">000</text:span><text:span text:style-name="T75">11111</text:span>1<text:span text:style-name="T75">11R</text:span></text:p>
          </table:table-cell>
          <table:table-cell table:style-name="Table3.C7" office:value-type="string">
            <text:p text:style-name="P53">0b<text:span text:style-name="T76">111</text:span><text:span text:style-name="T75">11111</text:span>1<text:span text:style-name="T75">11R</text:span></text:p>
          </table:table-cell>
        </table:table-row>
        <table:table-row>
          <table:table-cell table:style-name="Table3.A4" office:value-type="string">
            <text:p text:style-name="P57">2045</text:p>
          </table:table-cell>
          <table:table-cell table:style-name="Table3.B3" office:value-type="string">
            <text:p text:style-name="P53">0b<text:span text:style-name="T75">11100000000R</text:span></text:p>
          </table:table-cell>
          <table:table-cell table:style-name="Table3.C8" office:value-type="string">
            <text:p text:style-name="P53">0b<text:span text:style-name="T78">000</text:span>00000<text:span text:style-name="T78">0</text:span>00<text:span text:style-name="T78">R</text:span></text:p>
          </table:table-cell>
        </table:table-row>
        <table:table-row>
          <table:table-cell table:style-name="Table3.A4" office:value-type="string">
            <text:p text:style-name="P55">20<text:span text:style-name="T74">46</text:span></text:p>
          </table:table-cell>
          <table:table-cell table:style-name="Table3.B3" office:value-type="string">
            <text:p text:style-name="P53">0b<text:span text:style-name="T75">1110000000</text:span><text:span text:style-name="T76">1</text:span><text:span text:style-name="T75">R</text:span></text:p>
          </table:table-cell>
          <table:table-cell table:style-name="Table3.C9" office:value-type="string">
            <text:p text:style-name="P53">0b<text:span text:style-name="T76">000</text:span><text:span text:style-name="T75">0000000</text:span><text:span text:style-name="T76">1</text:span><text:span text:style-name="T75">R</text:span></text:p>
          </table:table-cell>
        </table:table-row>
        <table:table-row>
          <table:table-cell table:style-name="Table3.A4" office:value-type="string">
            <text:p text:style-name="P55">204<text:span text:style-name="T74">7</text:span></text:p>
          </table:table-cell>
          <table:table-cell table:style-name="Table3.B3" office:value-type="string">
            <text:p text:style-name="P53">0b<text:span text:style-name="T75">111000000</text:span><text:span text:style-name="T76">1</text:span><text:span text:style-name="T75">0R</text:span></text:p>
          </table:table-cell>
          <table:table-cell table:style-name="Table3.C10" office:value-type="string">
            <text:p text:style-name="P53">0b<text:span text:style-name="T76">000</text:span><text:span text:style-name="T75">000000</text:span><text:span text:style-name="T76">1</text:span><text:span text:style-name="T75">0R</text:span></text:p>
          </table:table-cell>
        </table:table-row>
        <table:table-row>
          <table:table-cell table:style-name="Table3.A11" office:value-type="string">
            <text:p text:style-name="P57">2048</text:p>
          </table:table-cell>
          <table:table-cell table:style-name="Table3.B11" office:value-type="string">
            <text:p text:style-name="P53">0b<text:span text:style-name="T75">111000000</text:span><text:span text:style-name="T76">11</text:span><text:span text:style-name="T75">R</text:span></text:p>
          </table:table-cell>
          <table:table-cell table:style-name="Table3.C11" office:value-type="string">
            <text:p text:style-name="P53">0b<text:span text:style-name="T76">000</text:span><text:span text:style-name="T75">000000</text:span><text:span text:style-name="T76">11</text:span><text:span text:style-name="T75">R</text:span></text:p>
          </table:table-cell>
        </table:table-row>
      </table:table>
      <text:h text:style-name="P69" text:outline-level="4"><text:bookmark-start text:name="__RefHeading___Toc4274_3596368332"/><text:span text:style-name="T11">DCC</text:span><text:span text:style-name="T60"> </text:span><text:span text:style-name="T61">T</text:span>urnout <text:span text:style-name="T61">F</text:span>eedback<text:bookmark-end text:name="__RefHeading___Toc4274_3596368332"/></text:h>
      <text:p text:style-name="Standard">These events <text:span text:style-name="T61">may be used to report actual turnout state. Some proprietary network protocols may already define </text:span><text:span text:style-name="T62">messages</text:span><text:span text:style-name="T61"> that can appropriately be mapped to these events. The address </text:span><text:span text:style-name="T62">mapping of these events to DCC turnout addresses is the same as defined in section </text:span><text:span text:style-name="T62"><text:bookmark-ref text:reference-format="chapter" text:ref-name="__RefHeading___Toc13914_1060902120">2.5.3.3</text:bookmark-ref></text:span><text:span text:style-name="T62"><text:s/></text:span><text:span text:style-name="T62"><text:bookmark-ref text:reference-format="direction" text:ref-name="__RefHeading___Toc13914_1060902120">above</text:bookmark-ref></text:span><text:span text:style-name="T62">.</text:span></text:p>
      <text:h text:style-name="P70" text:outline-level="4"><text:bookmark-start text:name="__RefHeading___Toc4276_3596368332"/>DCC <text:span text:style-name="T63">System </text:span>Sensor Feedback<text:bookmark-end text:name="__RefHeading___Toc4276_3596368332"/></text:h>
      <text:p text:style-name="P46">Some proprietary network protocols may already define messages for generic sensor feedback, which can then be appropriately mapped to these events. No assumptions are made about address translation.</text:p>
      <text:h text:style-name="P68" text:outline-level="4"><text:bookmark-start text:name="__RefHeading___Toc13916_1060902120"/><text:soft-page-break/><text:span text:style-name="T56">Extended</text:span> DCC Accessory Decoder<text:bookmark-end text:name="__RefHeading___Toc13916_1060902120"/></text:h>
      <text:p text:style-name="P19"><text:span text:style-name="T67">The Well-Known Event ID space for basic DCC accessory decoders is provided as a suggestion to manufactures on how to translate OpenLCB events to classic </text:span><text:span text:style-name="T68">Extended </text:span><text:span text:style-name="T67">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68">Extended </text:span><text:span text:style-name="T67">DCC accessories. </text:span><text:span text:style-name="T48">The format of the DCC packet for a</text:span><text:span text:style-name="T56">n extended </text:span><text:span text:style-name="T48">DCC Accessory Decoder is as follows (most significant bit first):</text:span></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Byte 1</text:p>
          </table:table-cell>
          <table:table-cell table:style-name="Table6.A1" office:value-type="string">
            <text:p text:style-name="P29">Byte 2</text:p>
          </table:table-cell>
          <table:table-cell table:style-name="Table6.A1" office:value-type="string">
            <text:p text:style-name="P30">Byte 3</text:p>
          </table:table-cell>
          <table:table-cell table:style-name="Table6.D1" office:value-type="string">
            <text:p text:style-name="P29">Byte <text:span text:style-name="T56">4</text:span> (Error Byte)</text:p>
          </table:table-cell>
        </table:table-row>
        <table:table-row>
          <table:table-cell table:style-name="Table6.A2" office:value-type="string">
            <text:p text:style-name="P14">0b10<text:span text:style-name="T49">A</text:span><text:span text:style-name="T50">7</text:span><text:span text:style-name="T49">A</text:span><text:span text:style-name="T50">6</text:span><text:span text:style-name="T49">A</text:span><text:span text:style-name="T50">5</text:span><text:span text:style-name="T49">A</text:span><text:span text:style-name="T50">4</text:span><text:span text:style-name="T49">A</text:span><text:span text:style-name="T50">3</text:span><text:span text:style-name="T49">A</text:span><text:span text:style-name="T50">2</text:span></text:p>
          </table:table-cell>
          <table:table-cell table:style-name="Table6.A2" office:value-type="string">
            <text:p text:style-name="P14">0b<text:span text:style-name="T56">0</text:span>Ā<text:span text:style-name="T50">10</text:span>Ā<text:span text:style-name="T50">9</text:span>Ā<text:span text:style-name="T50">8</text:span><text:span text:style-name="T56">0A</text:span><text:span text:style-name="T51">1</text:span><text:span text:style-name="T56">A</text:span><text:span text:style-name="T51">0</text:span><text:span text:style-name="T56">1</text:span></text:p>
          </table:table-cell>
          <table:table-cell table:style-name="Table6.A2" office:value-type="string">
            <text:p text:style-name="P43">0bXXXXXXXX</text:p>
          </table:table-cell>
          <table:table-cell table:style-name="Table6.D2" office:value-type="string">
            <text:p text:style-name="P14">0bEEEEEEEE</text:p>
          </table:table-cell>
        </table:table-row>
        <table:table-row>
          <table:table-cell table:style-name="Table6.A2" office:value-type="string">
            <text:p text:style-name="P14">Bits 5 down to 0 are the middle 6 bits of the address.</text:p>
          </table:table-cell>
          <table:table-cell table:style-name="Table6.A2" office:value-type="string">
            <text:p text:style-name="P14">Bits 6 down to 4 are the 3 most significant bits of the address <text:span text:style-name="T37">in 1's complement form</text:span>. <text:s/>Bits 2 down to <text:span text:style-name="T56">1</text:span> are the <text:span text:style-name="T56">2</text:span> least significant bits of the address.</text:p>
          </table:table-cell>
          <table:table-cell table:style-name="Table6.A2" office:value-type="string">
            <text:p text:style-name="P47">8-bit command.</text:p>
          </table:table-cell>
          <table:table-cell table:style-name="Table6.D2" office:value-type="string">
            <text:p text:style-name="P14"/>
          </table:table-cell>
        </table:table-row>
      </table:table>
      <text:p text:style-name="P17"/>
      <text:p text:style-name="P18"><text:span text:style-name="T48">The </text:span><text:span text:style-name="T56">Extended </text:span>A<text:span text:style-name="T48">ccessory </text:span>D<text:span text:style-name="T48">ecoder address format in most significant bit first format is: <text:s/>0b</text:span><text:span text:style-name="T56">A</text:span><text:span text:style-name="T50">10</text:span><text:span text:style-name="T56">A</text:span><text:span text:style-name="T50">9</text:span><text:span text:style-name="T49">A</text:span><text:span text:style-name="T51">8</text:span><text:span text:style-name="T56">A</text:span><text:span text:style-name="T50">7</text:span><text:span text:style-name="T49">A</text:span><text:span text:style-name="T50">6</text:span><text:span text:style-name="T49">A</text:span><text:span text:style-name="T50">5</text:span><text:span text:style-name="T49">A</text:span><text:span text:style-name="T50">4</text:span><text:span text:style-name="T49">A</text:span><text:span text:style-name="T50">3</text:span><text:span text:style-name="T49">A</text:span><text:span text:style-name="T50">2</text:span><text:span text:style-name="T56">A</text:span><text:span text:style-name="T51">1</text:span><text:span text:style-name="T56">A</text:span><text:span text:style-name="T51">0</text:span><text:span text:style-name="T48">, </text:span>and it is expected that this is how the bits map to Bytes <text:span text:style-name="T58">6</text:span> and <text:span text:style-name="T58">7</text:span> of the Event Identifier. Though the <text:span text:style-name="T56">A</text:span><text:span text:style-name="T50">10</text:span><text:span text:style-name="T56">A</text:span><text:span text:style-name="T50">9</text:span><text:span text:style-name="T49">A</text:span><text:span text:style-name="T51">8</text:span> address bits are in 1's complement form under the DCC standards, they are in standard non 1's complement form in OpenLCB format.</text:p>
      <text:p text:style-name="P45">The reason that the 11-bit extended DCC accessory address falls into Bytes 6 and 7, inconsistent with the use of Bytes 7 and 8 in the basic DCC accessory address, is so that a single producer/consumer identified range message can be used without violating the 50% space utilization rule.</text:p>
      <text:p text:style-name="P42">Example Event to DCC packet mapping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User Address</text:p>
            </table:table-cell>
            <table:table-cell table:style-name="Table7.A1" office:value-type="string">
              <text:p text:style-name="P30">OpenLCB Event ID</text:p>
            </table:table-cell>
            <table:table-cell table:style-name="Table7.C1" office:value-type="string">
              <text:p text:style-name="P30">DCC Packet</text:p>
            </table:table-cell>
          </table:table-row>
        </table:table-header-rows>
        <table:table-row table:style-name="Table7.1">
          <table:table-cell table:style-name="Table7.A2" office:value-type="string">
            <text:p text:style-name="P43">1</text:p>
          </table:table-cell>
          <table:table-cell table:style-name="Table7.A2" office:value-type="string">
            <text:p text:style-name="P43">01.01.02.00.01.00.04.<text:span text:style-name="T58">XX</text:span></text:p>
          </table:table-cell>
          <table:table-cell table:style-name="Table7.C2" office:value-type="string">
            <text:p text:style-name="P43">0b10000001 <text:s/>0b0<text:span text:style-name="T57">111</text:span>0001 <text:s/>0bXXXXXXXX <text:s/>0bEEEEEEEE</text:p>
          </table:table-cell>
        </table:table-row>
        <table:table-row table:style-name="Table7.1">
          <table:table-cell table:style-name="Table7.A2" office:value-type="string">
            <text:p text:style-name="P43">2</text:p>
          </table:table-cell>
          <table:table-cell table:style-name="Table7.A2" office:value-type="string">
            <text:p text:style-name="P43">01.01.02.00.01.00.0<text:span text:style-name="T57">5.</text:span><text:span text:style-name="T58">XX</text:span></text:p>
          </table:table-cell>
          <table:table-cell table:style-name="Table7.C2" office:value-type="string">
            <text:p text:style-name="P43">0b10000001 <text:s/>0b0<text:span text:style-name="T57">111</text:span>00<text:span text:style-name="T57">1</text:span>1 <text:s/>0bXXXXXXXX <text:s/>0bEEEEEEEE</text:p>
          </table:table-cell>
        </table:table-row>
        <table:table-row table:style-name="Table7.1">
          <table:table-cell table:style-name="Table7.A2" office:value-type="string">
            <text:p text:style-name="P43">‍3</text:p>
          </table:table-cell>
          <table:table-cell table:style-name="Table7.A2" office:value-type="string">
            <text:p text:style-name="P43">01.01.02.00.01.00.0<text:span text:style-name="T57">6.</text:span><text:span text:style-name="T58">XX</text:span></text:p>
          </table:table-cell>
          <table:table-cell table:style-name="Table7.C2" office:value-type="string">
            <text:p text:style-name="P43">0b10000001 <text:s/>0b0<text:span text:style-name="T57">111</text:span>0<text:span text:style-name="T57">1</text:span>01 <text:s/>0bXXXXXXXX <text:s/>0bEEEEEEEE</text:p>
          </table:table-cell>
        </table:table-row>
        <table:table-row table:style-name="Table7.1">
          <table:table-cell table:style-name="Table7.A2" office:value-type="string">
            <text:p text:style-name="P43">‍4</text:p>
          </table:table-cell>
          <table:table-cell table:style-name="Table7.A2" office:value-type="string">
            <text:p text:style-name="P43">01.01.02.00.01.00.0<text:span text:style-name="T57">7.</text:span><text:span text:style-name="T58">XX</text:span></text:p>
          </table:table-cell>
          <table:table-cell table:style-name="Table7.C2" office:value-type="string">
            <text:p text:style-name="P43">0b10000001 <text:s/>0b0<text:span text:style-name="T57">111</text:span>0<text:span text:style-name="T57">11</text:span>1 <text:s/>0bXXXXXXXX <text:s/>0bEEEEEEEE</text:p>
          </table:table-cell>
        </table:table-row>
        <table:table-row table:style-name="Table7.1">
          <table:table-cell table:style-name="Table7.A2" office:value-type="string">
            <text:p text:style-name="P43">‍2043</text:p>
          </table:table-cell>
          <table:table-cell table:style-name="Table7.A2" office:value-type="string">
            <text:p text:style-name="P43">01.01.02.00.01.0<text:span text:style-name="T57">7</text:span>.<text:span text:style-name="T57">F</text:span><text:span text:style-name="T59">E</text:span><text:span text:style-name="T57">.</text:span><text:span text:style-name="T58">XX</text:span></text:p>
          </table:table-cell>
          <table:table-cell table:style-name="Table7.C2" office:value-type="string">
            <text:p text:style-name="P43">0b10<text:span text:style-name="T57">11111</text:span>1 <text:s/>0b00000<text:span text:style-name="T57">10</text:span>1 <text:s/>0bXXXXXXXX <text:s/>0bEEEEEEEE</text:p>
          </table:table-cell>
        </table:table-row>
        <text:soft-page-break/>
        <table:table-row table:style-name="Table7.1">
          <table:table-cell table:style-name="Table7.A2" office:value-type="string">
            <text:p text:style-name="P43">‍<text:span text:style-name="T66">2044</text:span></text:p>
          </table:table-cell>
          <table:table-cell table:style-name="Table7.A2" office:value-type="string">
            <text:p text:style-name="P43">01.01.02.00.01.0<text:span text:style-name="T57">7</text:span>.<text:span text:style-name="T57">FF.</text:span><text:span text:style-name="T66">XX</text:span></text:p>
          </table:table-cell>
          <table:table-cell table:style-name="Table7.C2" office:value-type="string">
            <text:p text:style-name="P43">0b10<text:span text:style-name="T57">11111</text:span>1 <text:s/>0b00000<text:span text:style-name="T57">11</text:span>1 <text:s/>0b<text:span text:style-name="T66">XXXXXXXX</text:span> <text:s/>0bEEEEEEEE</text:p>
          </table:table-cell>
        </table:table-row>
        <table:table-row table:style-name="Table7.1">
          <table:table-cell table:style-name="Table7.A2" office:value-type="string">
            <text:p text:style-name="P43">‍<text:span text:style-name="T66">2045</text:span></text:p>
          </table:table-cell>
          <table:table-cell table:style-name="Table7.A2" office:value-type="string">
            <text:p text:style-name="P44">01.01.02.00.01.00.0<text:span text:style-name="T66">0</text:span>.<text:span text:style-name="T58">XX</text:span></text:p>
          </table:table-cell>
          <table:table-cell table:style-name="Table7.C2" office:value-type="string">
            <text:p text:style-name="P44">0b1000000<text:span text:style-name="T66">0</text:span> <text:s/>0b0<text:span text:style-name="T57">111</text:span>0001 <text:s/>0bXXXXXXXX <text:s/>0bEEEEEEEE</text:p>
          </table:table-cell>
        </table:table-row>
        <table:table-row table:style-name="Table7.1">
          <table:table-cell table:style-name="Table7.A2" office:value-type="string">
            <text:p text:style-name="P43">‍<text:span text:style-name="T66">2046</text:span></text:p>
          </table:table-cell>
          <table:table-cell table:style-name="Table7.A2" office:value-type="string">
            <text:p text:style-name="P44">01.01.02.00.01.00.0<text:span text:style-name="T66">1</text:span>.<text:span text:style-name="T58">XX</text:span></text:p>
          </table:table-cell>
          <table:table-cell table:style-name="Table7.C2" office:value-type="string">
            <text:p text:style-name="P44">0b1000000<text:span text:style-name="T66">0</text:span> <text:s/>0b0<text:span text:style-name="T57">111</text:span>00<text:span text:style-name="T66">1</text:span>1 <text:s/>0bXXXXXXXX <text:s/>0bEEEEEEEE</text:p>
          </table:table-cell>
        </table:table-row>
        <table:table-row table:style-name="Table7.1">
          <table:table-cell table:style-name="Table7.A2" office:value-type="string">
            <text:p text:style-name="P43">‍<text:span text:style-name="T66">2047</text:span></text:p>
          </table:table-cell>
          <table:table-cell table:style-name="Table7.A2" office:value-type="string">
            <text:p text:style-name="P44">01.01.02.00.01.00.0<text:span text:style-name="T66">2</text:span>.<text:span text:style-name="T58">XX</text:span></text:p>
          </table:table-cell>
          <table:table-cell table:style-name="Table7.C2" office:value-type="string">
            <text:p text:style-name="P44">0b1000000<text:span text:style-name="T66">0</text:span> <text:s/>0b0<text:span text:style-name="T57">111</text:span>0<text:span text:style-name="T66">1</text:span>01 <text:s/>0bXXXXXXXX <text:s/>0bEEEEEEEE</text:p>
          </table:table-cell>
        </table:table-row>
        <table:table-row table:style-name="Table7.1">
          <table:table-cell table:style-name="Table7.A2" office:value-type="string">
            <text:p text:style-name="P43">‍<text:span text:style-name="T66">2048</text:span></text:p>
          </table:table-cell>
          <table:table-cell table:style-name="Table7.A2" office:value-type="string">
            <text:p text:style-name="P44">01.01.02.00.01.00.0<text:span text:style-name="T66">3</text:span>.<text:span text:style-name="T58">XX</text:span></text:p>
          </table:table-cell>
          <table:table-cell table:style-name="Table7.C2" office:value-type="string">
            <text:p text:style-name="P44">0b1000000<text:span text:style-name="T66">0</text:span> <text:s/>0b0<text:span text:style-name="T57">111</text:span>0<text:span text:style-name="T66">11</text:span>1 <text:s/>0bXXXXXXXX <text:s/>0bEEEEEEEE</text:p>
          </table:table-cell>
        </table:table-row>
      </table:table>
      <text:h text:style-name="P63" text:outline-level="3"><text:bookmark-start text:name="__RefHeading___Toc13918_1060902120"/>Well-Known Other<text:bookmark-end text:name="__RefHeading___Toc13918_1060902120"/></text:h>
      <text:p text:style-name="P60"><text:span text:style-name="T13">The general properties of the Well-Known Other Event Identifiers are the same as those for Well-Known Event Identifiers as described in </text:span><text:span text:style-name="T14">the </text:span><text:span text:style-name="T13">section above. In general, this section contains events that have not originated as Well-Known, typically in a private Unique Identifier space, but at a later time have been promoted to Well-Known status.</text:span></text:p>
      <text:h text:style-name="Heading_20_4" text:outline-level="4"><text:bookmark-start text:name="__RefHeading___Toc4278_3596368332"/>Train Search Protocol<text:bookmark-end text:name="__RefHeading___Toc4278_3596368332"/></text:h>
      <text:p text:style-name="Standard"><text:span text:style-name="T80">The T</text:span><text:span text:style-name="T9">r</text:span><text:span text:style-name="T80">ain Search Protocol was developed by Train Control Systems, Inc. (TCS), and placed in a Unique ID range that was assigned to them by the Unique Identifiers Standard. </text:span><text:span text:style-name="T81">This is a perfectly valid example of how the extensibility of the OpenLCB protocols can be used for new and innovative </text:span><text:span text:style-name="T82">use-cases.</text:span><text:span text:style-name="T80"> </text:span><text:span text:style-name="T82">The</text:span><text:span text:style-name="T80"> protocol was shipped in products by TCS, </text:span><text:span text:style-name="T82">and the</text:span><text:span text:style-name="T80"> documentation was published for the purpose of interoperability with </text:span><text:span text:style-name="T81">devices and solutions by other manufacturers. When adopting this as an OpenLCB Standard, the allocation was purposefully not changed, </text:span><text:span text:style-name="T82">to maintain compatibility with devices in the field.</text:span></text:p>
      <text:p text:style-name="Text_20_body"/>
      <text:p text:style-name="P22"/>
      <text:h text:style-name="P62"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8"><text:s/>2 <text:s/>Annotations to the Standard<text:tab/>1</text:p>
          <text:p text:style-name="P39"><text:s/>2.1 <text:s/>Introduction<text:tab/>1</text:p>
          <text:p text:style-name="P39"><text:s/>2.2 <text:s/>Intended Use<text:tab/>1</text:p>
          <text:p text:style-name="P39"><text:s/>2.3 <text:s/>References and Context<text:tab/>2</text:p>
          <text:p text:style-name="P39"><text:s/>2.4 <text:s/>Format<text:tab/>3</text:p>
          <text:p text:style-name="P39"><text:s/>2.5 <text:s/>Allocation<text:tab/>3</text:p>
          <text:p text:style-name="P40"><text:s/>2.5.1 <text:s/>Node ID Based<text:tab/>3</text:p>
          <text:p text:style-name="P40"><text:s/>2.5.2 <text:s/>Well-Known Automatically-Routed<text:tab/>3</text:p>
          <text:p text:style-name="P41"><text:s/>2.5.2.1 <text:s/>Emergency Off<text:tab/>3</text:p>
          <text:p text:style-name="P41"><text:s/>2.5.2.2 <text:s/>Emergency Stop<text:tab/>4</text:p>
          <text:p text:style-name="P41"><text:s/>2.5.2.3 <text:s/>Power Supply Brownout Detected<text:tab/>4</text:p>
          <text:p text:style-name="P41"><text:s/>2.5.2.4 <text:s/>Other Well-Known Automatically Routed<text:tab/>5</text:p>
          <text:p text:style-name="P40"><text:s/>2.5.3 <text:s/>Well-Known<text:tab/>5</text:p>
          <text:p text:style-name="P41"><text:s/>2.5.3.1 <text:s/>Duplicate Node ID<text:tab/>5</text:p>
          <text:p text:style-name="P41"><text:s/>2.5.3.2 <text:s/>MERG CBUS<text:tab/>5</text:p>
          <text:p text:style-name="P41"><text:s/>2.5.3.3 <text:s/>Basic DCC Accessory Decoder<text:tab/>6</text:p>
          <text:p text:style-name="P41"><text:s/>2.5.3.4 <text:s/>DCC Turnout Feedback<text:tab/>7</text:p>
          <text:p text:style-name="P41"><text:s/>2.5.3.5 <text:s/>DCC System Sensor Feedback<text:tab/>7</text:p>
          <text:p text:style-name="P41"><text:s/>2.5.3.6 <text:s/>Extended DCC Accessory Decoder<text:tab/>7</text:p>
          <text:p text:style-name="P40"><text:s/>2.5.4 <text:s/>Well-Known Other<text:tab/>9</text:p>
          <text:p text:style-name="P41"><text:s/>2.5.4.1 <text:s/>Train Search Protocol<text:tab/>9</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9"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2" svg:width="6.9248in" svg:height="2.2043in" draw:transform="rotate (0.785398163397448) translate (0.234722222222222in 6.16875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October 20,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Event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October 20,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9" draw:name="PowerPlusWaterMarkObject" draw:style-name="Mgr2" draw:text-style-name="MP2" svg:width="6.4996in" svg:height="2.0689in" draw:transform="rotate (0.785398163397448) translate (0.220833333333333in 5.47562882764655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October 20,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2" svg:width="4.4878in" svg:height="1.4287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2" svg:width="7.3185in" svg:height="2.330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203</meta:editing-cycles>
    <meta:editing-duration>P28DT9H27M9S</meta:editing-duration>
    <meta:generator>LibreOffice/7.4.6.2$MacOSX_X86_64 LibreOffice_project/5b1f5509c2decdade7fda905e3e1429a67acd63d</meta:generator>
    <dc:date>2024-10-20T09:00:03.426364362</dc:date>
    <dc:creator>Bob Jacobsen</dc:creator>
    <meta:document-statistic meta:table-count="7" meta:image-count="1" meta:object-count="0" meta:page-count="10" meta:paragraph-count="221" meta:word-count="3524" meta:character-count="21723" meta:non-whitespace-character-count="18281"/>
    <meta:user-defined meta:name="OLCBdate">October 20, 2024</meta:user-defined>
    <meta:user-defined meta:name="OLCBstatus">Draft</meta:user-defined>
    <meta:user-defined meta:name="OLCByear">2024</meta:user-defined>
  </office:meta>
</office:document-meta>
</file>